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514cm" fo:min-width="5.864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7" draw:start-glue-point="2" draw:end-shape="id8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9" draw:id="id9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9" draw:start-glue-point="2" draw:end-shape="id10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11" draw:start-glue-point="2" draw:end-shape="id12" draw:end-glue-point="5" svg:d="M23300 1400v1000" svg:viewBox="0 0 1 1001">
          <text:p/>
        </draw:connector>
        <draw:custom-shape draw:style-name="gr6" draw:text-style-name="P7" xml:id="id12" draw:id="id12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14" draw:id="id14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13" draw:end-shape="id14" svg:d="M21800 4300h-1600" svg:viewBox="0 0 1601 1">
          <text:p/>
        </draw:connector>
        <draw:custom-shape draw:style-name="gr2" draw:text-style-name="P4" xml:id="id15" draw:id="id15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6" draw:id="id16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15" draw:start-glue-point="2" draw:end-shape="id16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2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2" draw:layer="layout" svg:width="6.6cm" svg:height="11cm" svg:x="1cm" svg:y="2.2cm">
          <text:p text:style-name="P1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6cm" svg:height="11cm" svg:x="8.4cm" svg:y="2.2cm">
          <text:p text:style-name="P1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6cm" svg:height="11cm" svg:x="15.6cm" svg:y="2.2cm">
          <text:p text:style-name="P1"><text:span text:style-name="T1">hp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6.932cm" svg:height="9.524cm" svg:x="1.058cm" svg:y="1.93cm" draw:page-number="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8-01T01:47:16.570508390</dc:date>
    <meta:editing-duration>PT14H32M58S</meta:editing-duration>
    <meta:editing-cycles>40</meta:editing-cycles>
    <meta:document-statistic meta:object-count="105"/>
  </office:meta>
</office:document-meta>
</file>